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8b1d" officeooo:paragraph-rsid="00048b1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62611" officeooo:paragraph-rsid="0006261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6c3c2" officeooo:paragraph-rsid="0006c3c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754f8" officeooo:paragraph-rsid="000754f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8c1f1" officeooo:paragraph-rsid="0008c1f1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c1f1" style:font-weight-asian="normal" style:font-weight-complex="normal"/>
    </style:style>
    <style:style style:name="T3" style:family="text">
      <style:text-properties fo:font-weight="normal" officeooo:rsid="000a732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c1f1"/>
    </style:style>
    <style:style style:name="T6" style:family="text">
      <style:text-properties officeooo:rsid="000a7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ando com Módulos Javascript – Anotações</text:p>
      <text:p text:style-name="P1"/>
      <text:p text:style-name="P1"/>
      <text:p text:style-name="P2">O que são módulos:</text:p>
      <text:p text:style-name="P2"/>
      <text:p text:style-name="P2"><text:tab/><text:span text:style-name="T1">São arquivos javascript que tem a capacidade de </text:span>export <text:span text:style-name="T1"><text:s/>e </text:span>importar<text:span text:style-name="T1"> informações de outros arquivos do mesmo tipo.</text:span></text:p>
      <text:p text:style-name="P2"><text:span text:style-name="T1"/></text:p>
      <text:p text:style-name="P3">Algumas vantagens são:</text:p>
      <text:p text:style-name="P3"><text:span text:style-name="T1"><text:tab/>- Organização do código;</text:span></text:p>
      <text:p text:style-name="P3"><text:span text:style-name="T1"><text:tab/>- Compartilhamento de variáveis em escopos diferentes;</text:span></text:p>
      <text:p text:style-name="P3"><text:span text:style-name="T1"><text:tab/>- Explicita as dependências dos arquivos.</text:span></text:p>
      <text:p text:style-name="P3"><text:span text:style-name="T1"/></text:p>
      <text:p text:style-name="P3"><text:span text:style-name="T1"/></text:p>
      <text:p text:style-name="P4">Exportar:</text:p>
      <text:p text:style-name="P3"><text:span text:style-name="T1"><text:tab/></text:span><text:span text:style-name="T2">- </text:span><text:span text:style-name="T5">Export: </text:span><text:span text:style-name="T2">export individualmente;</text:span><text:span text:style-name="T1"><text:tab/></text:span></text:p>
      <text:p text:style-name="P3"><text:span text:style-name="T1"><text:tab/>- </text:span><text:span text:style-name="T5">Export default: </text:span><text:span text:style-name="T2">Só pode haver um export default por arquivo e é o export padrão daquele <text:tab/>arquivo.</text:span></text:p>
      <text:p text:style-name="P3"><text:span text:style-name="T1"><text:tab/></text:span></text:p>
      <text:p text:style-name="P5">Importar:</text:p>
      <text:p text:style-name="P5"><text:tab/>- <text:span text:style-name="T6">import </text:span><text:span text:style-name="T3">modulo</text:span><text:span text:style-name="T6"> from</text:span><text:span text:style-name="T3"> ‘modulo’;</text:span></text:p>
      <text:p text:style-name="P3"><text:span text:style-name="T1"><text:tab/></text:span><text:span text:style-name="T3">- </text:span><text:span text:style-name="T6">import</text:span><text:span text:style-name="T3"> { modulo1 as Exemplo01 } </text:span><text:span text:style-name="T6">from</text:span><text:span text:style-name="T3"> ‘modulos’;</text:span></text:p>
      <text:p text:style-name="P3"><text:span text:style-name="T1"><text:tab/></text:span>- <text:span text:style-name="T6">Vinculando ao HTML: &lt;</text:span><text:span text:style-name="T3">script type=”module” src=”./main.js”&gt;&lt;/script&gt;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5:35:24.491598093</meta:creation-date>
    <dc:date>2021-10-18T15:43:52.811599306</dc:date>
    <meta:editing-duration>PT8M2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92" meta:character-count="626" meta:non-whitespace-character-count="534"/>
  </office:meta>
</office:document-meta>
</file>